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5mm"/>
    </style:style>
    <style:style style:name="co2" style:family="table-column">
      <style:table-column-properties fo:break-before="auto" style:column-width="41.8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11" style:family="table-cell" style:parent-style-name="Default" style:data-style-name="N84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84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3" style:family="table-cell" style:parent-style-name="Default" style:data-style-name="N84"/>
    <style:style style:name="ce14" style:family="table-cell" style:parent-style-name="Default" style:data-style-name="N107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107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6" style:family="table-cell" style:parent-style-name="Default" style:data-style-name="N107"/>
    <style:style style:name="ce7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8" style:family="table-cell" style:parent-style-name="Default" style:data-style-name="N39"/>
  </office:automatic-styles>
  <office:body>
    <office:spreadsheet>
      <table:calculation-settings table:case-sensitive="false" table:automatic-find-labels="false" table:use-regular-expressions="false" table:use-wildcards="tru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2" table:default-cell-style-name="ce1"/>
        <table:table-column table:style-name="co4" table:default-cell-style-name="ce16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table:style-name="ce2" office:value-type="string" calcext:value-type="string">
            <text:p>NÚMERO DE PEDIDO</text:p>
          </table:table-cell>
          <table:table-cell table:style-name="ce2" office:value-type="string" calcext:value-type="string">
            <text:p>CÓDIGO CLIENTE</text:p>
          </table:table-cell>
          <table:table-cell table:style-name="ce11" office:value-type="string" calcext:value-type="string">
            <text:p>FECHA DE PEDIDO</text:p>
          </table:table-cell>
          <table:table-cell table:style-name="ce2" office:value-type="string" calcext:value-type="string">
            <text:p>FORMA DE PAGO</text:p>
          </table:table-cell>
          <table:table-cell table:style-name="ce14" office:value-type="string" calcext:value-type="string">
            <text:p>DESCUENTO</text:p>
          </table:table-cell>
          <table:table-cell table:style-name="ce2" office:value-type="string" calcext:value-type="string">
            <text:p>ENVI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03-11" calcext:value-type="date">
            <text:p>2000-03-11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2" calcext:value-type="percentage">
            <text:p>2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4" office:value-type="string" calcext:value-type="string">
            <text:p>CT23</text:p>
          </table:table-cell>
          <table:table-cell table:style-name="ce12" office:value-type="date" office:date-value="2000-03-18" calcext:value-type="date">
            <text:p>2000-03-18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</text:p>
          </table:table-cell>
          <table:table-cell table:style-name="ce4" office:value-type="string" calcext:value-type="string">
            <text:p>CT25</text:p>
          </table:table-cell>
          <table:table-cell table:style-name="ce12" office:value-type="date" office:date-value="2000-03-31" calcext:value-type="date">
            <text:p>2000-03-31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</text:p>
          </table:table-cell>
          <table:table-cell table:style-name="ce4" office:value-type="string" calcext:value-type="string">
            <text:p>CT12</text:p>
          </table:table-cell>
          <table:table-cell table:style-name="ce12" office:value-type="date" office:date-value="2000-04-12" calcext:value-type="date">
            <text:p>2000-04-1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04-15" calcext:value-type="date">
            <text:p>2000-04-15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2" calcext:value-type="percentage">
            <text:p>2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3" office:value-type="string" calcext:value-type="string">
            <text:p>9</text:p>
          </table:table-cell>
          <table:table-cell table:style-name="ce4" office:value-type="string" calcext:value-type="string">
            <text:p>CT21</text:p>
          </table:table-cell>
          <table:table-cell table:style-name="ce12" office:value-type="date" office:date-value="2000-04-21" calcext:value-type="date">
            <text:p>2000-04-21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3</text:p>
          </table:table-cell>
          <table:table-cell table:style-name="ce4" office:value-type="string" calcext:value-type="string">
            <text:p>CT13</text:p>
          </table:table-cell>
          <table:table-cell table:style-name="ce12" office:value-type="date" office:date-value="2000-04-30" calcext:value-type="date">
            <text:p>2000-04-30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>
            <text:p>22</text:p>
          </table:table-cell>
          <table:table-cell table:style-name="ce4" office:value-type="string" calcext:value-type="string">
            <text:p>CT07</text:p>
          </table:table-cell>
          <table:table-cell table:style-name="ce12" office:value-type="date" office:date-value="2000-05-31" calcext:value-type="date">
            <text:p>2000-05-31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5</text:p>
          </table:table-cell>
          <table:table-cell table:style-name="ce4" office:value-type="string" calcext:value-type="string">
            <text:p>CT18</text:p>
          </table:table-cell>
          <table:table-cell table:style-name="ce12" office:value-type="date" office:date-value="2000-06-02" calcext:value-type="date">
            <text:p>2000-06-0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06-06" calcext:value-type="date">
            <text:p>2000-06-06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1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0-06-08" calcext:value-type="date">
            <text:p>2000-06-08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8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0-06-08" calcext:value-type="date">
            <text:p>2000-06-08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7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07-31" calcext:value-type="date">
            <text:p>2000-07-31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0</text:p>
          </table:table-cell>
          <table:table-cell table:style-name="ce4" office:value-type="string" calcext:value-type="string">
            <text:p>CT02</text:p>
          </table:table-cell>
          <table:table-cell table:style-name="ce12" office:value-type="date" office:date-value="2000-08-15" calcext:value-type="date">
            <text:p>2000-08-15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63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0-09-10" calcext:value-type="date">
            <text:p>2000-09-10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7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10-28" calcext:value-type="date">
            <text:p>2000-10-28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9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12-12" calcext:value-type="date">
            <text:p>2000-12-1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1-01-01" calcext:value-type="date">
            <text:p>2001-01-01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2</text:p>
          </table:table-cell>
          <table:table-cell table:style-name="ce4" office:value-type="string" calcext:value-type="string">
            <text:p>CT06</text:p>
          </table:table-cell>
          <table:table-cell table:style-name="ce12" office:value-type="date" office:date-value="2001-01-12" calcext:value-type="date">
            <text:p>2001-01-1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3</text:p>
          </table:table-cell>
          <table:table-cell table:style-name="ce4" office:value-type="string" calcext:value-type="string">
            <text:p>CT02</text:p>
          </table:table-cell>
          <table:table-cell table:style-name="ce12" office:value-type="date" office:date-value="2001-01-24" calcext:value-type="date">
            <text:p>2001-01-24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9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1-04-02" calcext:value-type="date">
            <text:p>2001-04-02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1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1-05-01" calcext:value-type="date">
            <text:p>2001-05-01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6</text:p>
          </table:table-cell>
          <table:table-cell table:style-name="ce4" office:value-type="string" calcext:value-type="string">
            <text:p>CT25</text:p>
          </table:table-cell>
          <table:table-cell table:style-name="ce12" office:value-type="date" office:date-value="2001-05-11" calcext:value-type="date">
            <text:p>2001-05-11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2</text:p>
          </table:table-cell>
          <table:table-cell table:style-name="ce4" office:value-type="string" calcext:value-type="string">
            <text:p>CT06</text:p>
          </table:table-cell>
          <table:table-cell table:style-name="ce12" office:value-type="date" office:date-value="2001-05-19" calcext:value-type="date">
            <text:p>2001-05-19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1</text:p>
          </table:table-cell>
          <table:table-cell table:style-name="ce4" office:value-type="string" calcext:value-type="string">
            <text:p>CT16</text:p>
          </table:table-cell>
          <table:table-cell table:style-name="ce12" office:value-type="date" office:date-value="2001-05-28" calcext:value-type="date">
            <text:p>2001-05-28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6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06-04" calcext:value-type="date">
            <text:p>2001-06-04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2</text:p>
          </table:table-cell>
          <table:table-cell table:style-name="ce4" office:value-type="string" calcext:value-type="string">
            <text:p>CT14</text:p>
          </table:table-cell>
          <table:table-cell table:style-name="ce12" office:value-type="date" office:date-value="2001-06-20" calcext:value-type="date">
            <text:p>2001-06-20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5</text:p>
          </table:table-cell>
          <table:table-cell table:style-name="ce4" office:value-type="string" calcext:value-type="string">
            <text:p>CT26</text:p>
          </table:table-cell>
          <table:table-cell table:style-name="ce12" office:value-type="date" office:date-value="2001-06-30" calcext:value-type="date">
            <text:p>2001-06-30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7</text:p>
          </table:table-cell>
          <table:table-cell table:style-name="ce4" office:value-type="string" calcext:value-type="string">
            <text:p>CT24</text:p>
          </table:table-cell>
          <table:table-cell table:style-name="ce12" office:value-type="date" office:date-value="2001-07-02" calcext:value-type="date">
            <text:p>2001-07-02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9</text:p>
          </table:table-cell>
          <table:table-cell table:style-name="ce4" office:value-type="string" calcext:value-type="string">
            <text:p>CT20</text:p>
          </table:table-cell>
          <table:table-cell table:style-name="ce12" office:value-type="date" office:date-value="2001-07-08" calcext:value-type="date">
            <text:p>2001-07-08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3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07-18" calcext:value-type="date">
            <text:p>2001-07-18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3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1-08-02" calcext:value-type="date">
            <text:p>2001-08-0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6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12-24" calcext:value-type="date">
            <text:p>2001-12-24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98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1-12-27" calcext:value-type="date">
            <text:p>2001-12-27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50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3-27" calcext:value-type="date">
            <text:p>2002-03-27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9</text:p>
          </table:table-cell>
          <table:table-cell table:style-name="ce4" office:value-type="string" calcext:value-type="string">
            <text:p>CT10</text:p>
          </table:table-cell>
          <table:table-cell table:style-name="ce12" office:value-type="date" office:date-value="2002-05-22" calcext:value-type="date">
            <text:p>2002-05-2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4</text:p>
          </table:table-cell>
          <table:table-cell table:style-name="ce4" office:value-type="string" calcext:value-type="string">
            <text:p>CT26</text:p>
          </table:table-cell>
          <table:table-cell table:style-name="ce12" office:value-type="date" office:date-value="2002-06-23" calcext:value-type="date">
            <text:p>2002-06-23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0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2-07-12" calcext:value-type="date">
            <text:p>2002-07-1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2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2-07-15" calcext:value-type="date">
            <text:p>2002-07-15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4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2-07-20" calcext:value-type="date">
            <text:p>2002-07-20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7-22" calcext:value-type="date">
            <text:p>2002-07-22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7" calcext:value-type="percentage">
            <text:p>7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6</text:p>
          </table:table-cell>
          <table:table-cell table:style-name="ce4" office:value-type="string" calcext:value-type="string">
            <text:p>CT31</text:p>
          </table:table-cell>
          <table:table-cell table:style-name="ce12" office:value-type="date" office:date-value="2002-07-25" calcext:value-type="date">
            <text:p>2002-07-25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6" calcext:value-type="percentage">
            <text:p>6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0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8-10" calcext:value-type="date">
            <text:p>2002-08-10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2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8-18" calcext:value-type="date">
            <text:p>2002-08-18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8</text:p>
          </table:table-cell>
          <table:table-cell table:style-name="ce4" office:value-type="string" calcext:value-type="string">
            <text:p>CT18</text:p>
          </table:table-cell>
          <table:table-cell table:style-name="ce12" office:value-type="date" office:date-value="2002-08-30" calcext:value-type="date">
            <text:p>2002-08-30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9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2-09-02" calcext:value-type="date">
            <text:p>2002-09-02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3" calcext:value-type="percentage">
            <text:p>3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2-09-05" calcext:value-type="date">
            <text:p>2002-09-05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1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2-09-05" calcext:value-type="date">
            <text:p>2002-09-05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5" calcext:value-type="percentage">
            <text:p>5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4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9-17" calcext:value-type="date">
            <text:p>2002-09-17</text:p>
          </table:table-cell>
          <table:table-cell table:style-name="ce4" office:value-type="string" calcext:value-type="string">
            <text:p>APLAZADO</text:p>
          </table:table-cell>
          <table:table-cell table:style-name="ce6" office:value-type="percentage" office:value="0.08" calcext:value-type="percentage">
            <text:p>8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5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9-30" calcext:value-type="date">
            <text:p>2002-09-30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6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10-19" calcext:value-type="date">
            <text:p>2002-10-19</text:p>
          </table:table-cell>
          <table:table-cell table:style-name="ce4" office:value-type="string" calcext:value-type="string">
            <text:p>CONTADO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5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2-12-23" calcext:value-type="date">
            <text:p>2002-12-23</text:p>
          </table:table-cell>
          <table:table-cell table:style-name="ce4" office:value-type="string" calcext:value-type="string">
            <text:p>TARJETA</text:p>
          </table:table-cell>
          <table:table-cell table:style-name="ce6" office:value-type="percentage" office:value="0.04" calcext:value-type="percentage">
            <text:p>4,00%</text:p>
          </table:table-cell>
          <table:table-cell table:style-name="ce7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2"/>
          <table:table-cell table:formula="of:=SUM([.C1:.C1048575])" office:value-type="date" office:date-value="7179-03-12" calcext:value-type="date">
            <text:p>7179-03-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9-14T10:02:15Z</meta:creation-date>
    <dc:date>2019-10-08T10:59:01.549139898</dc:date>
    <meta:editing-duration>PT3M39S</meta:editing-duration>
    <meta:editing-cycles>2</meta:editing-cycles>
    <meta:document-statistic meta:table-count="1" meta:cell-count="319" meta:object-count="0"/>
  </office:meta>
</office:document-meta>
</file>